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937" officeooo:paragraph-rsid="0000e937"/>
    </style:style>
    <style:style style:name="P2" style:family="paragraph" style:parent-style-name="Standard">
      <style:text-properties officeooo:rsid="0000e937" officeooo:paragraph-rsid="0002541d"/>
    </style:style>
    <style:style style:name="P3" style:family="paragraph" style:parent-style-name="Standard">
      <style:text-properties officeooo:rsid="0000e937" officeooo:paragraph-rsid="0003431f"/>
    </style:style>
    <style:style style:name="P4" style:family="paragraph" style:parent-style-name="Standard">
      <style:text-properties officeooo:rsid="0002541d" officeooo:paragraph-rsid="0002541d"/>
    </style:style>
    <style:style style:name="P5" style:family="paragraph" style:parent-style-name="Standard">
      <style:text-properties officeooo:rsid="0003431f" officeooo:paragraph-rsid="0003431f"/>
    </style:style>
    <style:style style:name="P6" style:family="paragraph" style:parent-style-name="Standard">
      <style:text-properties officeooo:rsid="0003b58b" officeooo:paragraph-rsid="0003b58b"/>
    </style:style>
    <style:style style:name="P7" style:family="paragraph" style:parent-style-name="Standard">
      <style:text-properties officeooo:rsid="000412f8" officeooo:paragraph-rsid="000412f8"/>
    </style:style>
    <style:style style:name="P8" style:family="paragraph" style:parent-style-name="Standard">
      <style:text-properties officeooo:rsid="000475ef" officeooo:paragraph-rsid="000475ef"/>
    </style:style>
    <style:style style:name="P9" style:family="paragraph" style:parent-style-name="Standard">
      <style:text-properties officeooo:rsid="00056eaa" officeooo:paragraph-rsid="00056eaa"/>
    </style:style>
    <style:style style:name="P10" style:family="paragraph" style:parent-style-name="Standard">
      <style:text-properties officeooo:rsid="00075307" officeooo:paragraph-rsid="00075307"/>
    </style:style>
    <style:style style:name="P11" style:family="paragraph" style:parent-style-name="Standard">
      <style:text-properties officeooo:rsid="00092775" officeooo:paragraph-rsid="00092775"/>
    </style:style>
    <style:style style:name="P12" style:family="paragraph" style:parent-style-name="Standard">
      <style:text-properties officeooo:rsid="0009f8a2" officeooo:paragraph-rsid="0009f8a2"/>
    </style:style>
    <style:style style:name="P13" style:family="paragraph" style:parent-style-name="Standard">
      <style:text-properties officeooo:rsid="000ba514" officeooo:paragraph-rsid="000ba514"/>
    </style:style>
    <style:style style:name="P14" style:family="paragraph" style:parent-style-name="Standard">
      <style:text-properties officeooo:rsid="000bb889" officeooo:paragraph-rsid="000bb889"/>
    </style:style>
    <style:style style:name="P15" style:family="paragraph" style:parent-style-name="Standard">
      <style:text-properties officeooo:rsid="000e67d4" officeooo:paragraph-rsid="000e67d4"/>
    </style:style>
    <style:style style:name="P16" style:family="paragraph" style:parent-style-name="Standard">
      <style:text-properties officeooo:rsid="00123ffb" officeooo:paragraph-rsid="00123ffb"/>
    </style:style>
    <style:style style:name="P17" style:family="paragraph" style:parent-style-name="Standard">
      <style:text-properties officeooo:rsid="00124a89" officeooo:paragraph-rsid="00124a89"/>
    </style:style>
    <style:style style:name="P18" style:family="paragraph" style:parent-style-name="Standard">
      <style:text-properties officeooo:rsid="0013f772" officeooo:paragraph-rsid="0013f772"/>
    </style:style>
    <style:style style:name="P19" style:family="paragraph" style:parent-style-name="Standard">
      <style:text-properties officeooo:rsid="0019348e" officeooo:paragraph-rsid="0019348e"/>
    </style:style>
    <style:style style:name="P20" style:family="paragraph" style:parent-style-name="Standard">
      <style:text-properties officeooo:rsid="001d3060" officeooo:paragraph-rsid="001d306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541d"/>
    </style:style>
    <style:style style:name="T4" style:family="text">
      <style:text-properties officeooo:rsid="000412f8"/>
    </style:style>
    <style:style style:name="T5" style:family="text">
      <style:text-properties officeooo:rsid="00056eaa"/>
    </style:style>
    <style:style style:name="T6" style:family="text">
      <style:text-properties officeooo:rsid="00075307"/>
    </style:style>
    <style:style style:name="T7" style:family="text">
      <style:text-properties officeooo:rsid="000bb889"/>
    </style:style>
    <style:style style:name="T8" style:family="text">
      <style:text-properties officeooo:rsid="000e27ca"/>
    </style:style>
    <style:style style:name="T9" style:family="text">
      <style:text-properties officeooo:rsid="00106088"/>
    </style:style>
    <style:style style:name="T10" style:family="text">
      <style:text-properties officeooo:rsid="001c2070"/>
    </style:style>
    <style:style style:name="T11" style:family="text">
      <style:text-properties officeooo:rsid="001e30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omas Bong</text:p>
      <text:p text:style-name="P1">CSE410</text:p>
      <text:p text:style-name="P1">HW 6 Report</text:p>
      <text:p text:style-name="P1">November 22<text:span text:style-name="T1">nd</text:span> 2016</text:p>
      <text:p text:style-name="P1"/>
      <text:p text:style-name="P2"><text:span text:style-name="T6">Problem </text:span>1.</text:p>
      <text:p text:style-name="P3"><text:span text:style-name="T3">a</text:span>)</text:p>
      <text:p text:style-name="P3"><text:span text:style-name="T3">Unique lines in root.zone : </text:span></text:p>
      <text:p text:style-name="P4">Unique lines in net.zone:</text:p>
      <text:p text:style-name="P4"/>
      <text:p text:style-name="P5">b)</text:p>
      <text:p text:style-name="P5">Unique values for each column(name,ttl,class,type,data) in root.zone;</text:p>
      <text:p text:style-name="P5">Unique values for each column(name,ttl,class,type,data) in net.zone;</text:p>
      <text:p text:style-name="P6"/>
      <text:p text:style-name="P6">c) <text:span text:style-name="T4">Record classes</text:span></text:p>
      <text:p text:style-name="P7">root.zone :</text:p>
      <text:p text:style-name="P7">net.zone :</text:p>
      <text:p text:style-name="P7"/>
      <text:p text:style-name="P8">d) Record types</text:p>
      <text:p text:style-name="P8">root.zone :</text:p>
      <text:p text:style-name="P8">net.zone : </text:p>
      <text:p text:style-name="P8"/>
      <text:p text:style-name="P8">e) <text:span text:style-name="T5">TTL values</text:span></text:p>
      <text:p text:style-name="P9">root.zone :</text:p>
      <text:p text:style-name="P9">net.zone:</text:p>
      <text:p text:style-name="P9"/>
      <text:p text:style-name="P9">f) Data values</text:p>
      <text:p text:style-name="P9">root.zone:</text:p>
      <text:p text:style-name="P9">net.zone :</text:p>
      <text:p text:style-name="P7"/>
      <text:p text:style-name="P10">Problem 2.</text:p>
      <text:p text:style-name="P11">a) Difference in the distribution between each file.</text:p>
      <text:p text:style-name="P12">b) TTL values <text:span text:style-name="T8">used in Each File and Rationale</text:span></text:p>
      <text:p text:style-name="P12">root.zone:</text:p>
      <text:p text:style-name="P12">net.zone:</text:p>
      <text:p text:style-name="P13"/>
      <text:p text:style-name="P13">c)<text:span text:style-name="T7">Record Class Values Found in Each File and Definition</text:span></text:p>
      <text:p text:style-name="P14">root.zone:</text:p>
      <text:p text:style-name="P14">net.zone:</text:p>
      <text:p text:style-name="P14"/>
      <text:p text:style-name="P15">d)<text:span text:style-name="T9">Record Type Values in Each File and Definition</text:span></text:p>
      <text:p text:style-name="P16">root.zone:</text:p>
      <text:p text:style-name="P16">net.zone:</text:p>
      <text:p text:style-name="P16"/>
      <text:p text:style-name="P17">e)Record Data, get the most popular service providers</text:p>
      <text:p text:style-name="P17"/>
      <text:p text:style-name="P18">f)</text:p>
      <text:p text:style-name="P18"/>
      <text:p text:style-name="P19"/>
      <text:p text:style-name="P19"><text:soft-page-break/>Problem 3.</text:p>
      <text:p text:style-name="P19">a)<text:span text:style-name="T10">jaccard index</text:span></text:p>
      <text:p text:style-name="P19"/>
      <text:p text:style-name="P20">b)<text:span text:style-name="T11">Entropy of each domain name in net.zone 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5:06:38.948213468</meta:creation-date>
    <dc:date>2016-11-17T15:16:19.611375371</dc:date>
    <meta:editing-duration>PT9M29S</meta:editing-duration>
    <meta:editing-cycles>25</meta:editing-cycles>
    <meta:generator>LibreOffice/5.1.4.2$Linux_X86_64 LibreOffice_project/10m0$Build-2</meta:generator>
    <meta:document-statistic meta:table-count="0" meta:image-count="0" meta:object-count="0" meta:page-count="2" meta:paragraph-count="39" meta:word-count="125" meta:character-count="785" meta:non-whitespace-character-count="697"/>
  </office:meta>
</office:document-meta>
</file>